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objectwithoutfill">
      <style:graphic-properties draw:stroke="dash" draw:stroke-dash="Ultrafine_20_Dashed" svg:stroke-width="0.02cm" svg:stroke-color="#ff7f00" draw:marker-start="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1cm" svg:stroke-color="#000000" draw:marker-start-width="0.235cm" draw:marker-end-width="0.235cm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ctwithoutfill">
      <style:graphic-properties draw:stroke="solid" draw:stroke-dash="Ultrafine_20_Dashed"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00" draw:secondary-fill-color="#729fcf" draw:gradient-step-count="0" draw:fill-hatch-solid="false" draw:opacity="9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50%"/>
    </style:style>
    <style:style style:name="gr8" style:family="graphic" style:parent-style-name="standard">
      <style:graphic-properties draw:stroke="none" draw:fill="solid" draw:fill-color="#ffff00" draw:opacity="90%" draw:shadow-opacity="50%" dr3d:vertical-segments="16" dr3d:close-front="true" dr3d:close-back="true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</office:automatic-styles>
  <office:body>
    <office:drawing>
      <draw:page draw:name="page1" draw:style-name="dp1" draw:master-page-name="Predefinito">
        <draw:g>
          <svg:title>TexMaths</svg:title>
          <svg:desc>10§display§\hat{x}§svg§600§TRUE§</svg:desc>
          <draw:polygon draw:style-name="gr1" draw:text-style-name="P1" draw:layer="layout" svg:width="0.2cm" svg:height="0.243cm" svg:x="2.703cm" svg:y="0.447cm" svg:viewBox="0 0 201 244" draw:points="101,244 0,244 0,0 201,0 201,244">
            <text:p/>
          </draw:polygon>
          <draw:polygon draw:style-name="gr2" draw:text-style-name="P2" draw:layer="layout" svg:width="0.093cm" svg:height="0.054cm" svg:x="2.766cm" svg:y="0.446cm" svg:viewBox="0 0 94 55" draw:points="47,0 0,49 6,55 47,18 88,55 94,49">
            <text:p/>
          </draw:polygon>
          <draw:path draw:style-name="gr2" draw:text-style-name="P2" draw:layer="layout" svg:width="0.175cm" svg:height="0.159cm" svg:x="2.713cm" svg:y="0.535cm" svg:viewBox="0 0 176 160" svg:d="M108 50c2-10 10-42 35-42 2 0 10 0 17 4-9 2-17 11-17 19 0 6 4 13 14 13 8 0 19-6 19-21 0-18-21-23-33-23-20 0-32 18-37 27-9-24-28-27-38-27-37 0-57 46-57 54 0 4 3 4 4 4 3 0 4 0 5-4 12-37 35-46 47-46 7 0 19 3 19 23 0 11-6 35-19 84-5 23-18 37-33 37-3 0-11 0-18-4 9-2 17-9 17-19s-8-13-14-13c-10 0-19 10-19 21 0 16 18 23 33 23 24 0 37-25 37-27 4 14 17 27 38 27 37 0 57-46 57-54 0-4-3-4-4-4-3 0-4 1-5 4-11 38-36 46-47 46-14 0-19-11-19-23 0-8 2-15 6-31z">
            <text:p/>
          </draw:path>
        </draw:g>
        <draw:g>
          <svg:title>TexMaths</svg:title>
          <svg:desc>10§display§\hat{z}§svg§600§TRUE§</svg:desc>
          <draw:polygon draw:style-name="gr1" draw:text-style-name="P1" draw:layer="layout" svg:width="0.196cm" svg:height="0.243cm" svg:x="10.103cm" svg:y="2.849cm" svg:viewBox="0 0 197 244" draw:points="99,244 0,244 0,0 197,0 197,244">
            <text:p/>
          </draw:polygon>
          <draw:polygon draw:style-name="gr2" draw:text-style-name="P2" draw:layer="layout" svg:width="0.093cm" svg:height="0.054cm" svg:x="10.165cm" svg:y="2.848cm" svg:viewBox="0 0 94 55" draw:points="47,0 0,49 6,55 47,18 88,55 94,49">
            <text:p/>
          </draw:polygon>
          <draw:path draw:style-name="gr2" draw:text-style-name="P2" draw:layer="layout" svg:width="0.149cm" svg:height="0.159cm" svg:x="10.118cm" svg:y="2.937cm" svg:viewBox="0 0 150 160" svg:d="M32 127c19-21 29-29 42-41 0 0 22-19 35-32 34-32 41-49 41-51 0-3-3-3-4-3-3 0-3 1-5 4-10 17-18 22-26 22-9 0-13-5-19-11-6-8-13-15-24-15-26 0-43 33-43 40 0 2 1 4 5 4 2 0 3-2 4-4 7-16 27-16 30-16 7 0 14 2 22 5 14 5 18 5 28 5-13 16-43 41-50 47l-32 29c-24 24-36 45-36 47 0 3 3 3 4 3 3 0 4-1 6-5 8-12 19-21 30-21 8 0 11 3 21 13 5 8 12 13 22 13 36 0 56-45 56-54 0-2-2-4-4-4-4 0-4 2-5 4-9 24-31 30-43 30-7 0-13-1-21-4-12-5-17-6-24-6-1 0-7 0-10 1z">
            <text:p/>
          </draw:path>
        </draw:g>
        <draw:g>
          <svg:title>TexMaths</svg:title>
          <svg:desc>10§display§\hat{y}§svg§600§TRUE§</svg:desc>
          <draw:polygon draw:style-name="gr1" draw:text-style-name="P1" draw:layer="layout" svg:width="0.199cm" svg:height="0.311cm" svg:x="0.503cm" svg:y="4.751cm" svg:viewBox="0 0 200 312" draw:points="100,312 0,312 0,0 200,0 200,312">
            <text:p/>
          </draw:polygon>
          <draw:polygon draw:style-name="gr2" draw:text-style-name="P2" draw:layer="layout" svg:width="0.093cm" svg:height="0.054cm" svg:x="0.568cm" svg:y="4.75cm" svg:viewBox="0 0 94 55" draw:points="47,0 0,49 6,55 47,18 88,55 94,49">
            <text:p/>
          </draw:polygon>
          <draw:path draw:style-name="gr2" draw:text-style-name="P2" draw:layer="layout" svg:width="0.162cm" svg:height="0.227cm" svg:x="0.513cm" svg:y="4.839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9-8 35-22 55-10 12-23 22-39 22-5 0-21-2-27-15 6 0 10 0 16-4 3-3 6-8 6-15 0-11-10-12-13-12-8 0-20 5-20 23 0 17 16 30 38 30 37 0 73-32 82-72z">
            <text:p/>
          </draw:path>
        </draw:g>
        <draw:line draw:style-name="gr3" draw:text-style-name="P3" draw:layer="layout" svg:x1="8.1cm" svg:y1="0.401cm" svg:x2="4.556cm" svg:y2="3.251cm">
          <text:p/>
        </draw:line>
        <draw:line draw:style-name="gr3" draw:text-style-name="P3" draw:layer="layout" svg:x1="11.7cm" svg:y1="0.402cm" svg:x2="8.156cm" svg:y2="3.252cm">
          <text:p/>
        </draw:line>
        <draw:ellipse draw:style-name="gr4" draw:text-style-name="P4" draw:layer="layout" svg:width="1.701cm" svg:height="1.781cm" svg:x="1.839cm" svg:y="2.387cm" draw:kind="arc" draw:start-angle="1.33" draw:end-angle="44.17">
          <text:p/>
        </draw:ellipse>
        <draw:g>
          <svg:title>TexMaths</svg:title>
          <svg:desc>14§display§\theta§svg§600§FALSE§</svg:desc>
          <draw:polygon draw:style-name="gr5" draw:text-style-name="P5" draw:layer="layout" svg:width="0.244cm" svg:height="0.341cm" svg:x="3.536cm" svg:y="2.681cm" svg:viewBox="0 0 245 342" draw:points="122,342 0,342 0,0 245,0 245,342">
            <text:p/>
          </draw:polygon>
          <draw:path draw:style-name="gr2" draw:text-style-name="P2" draw:layer="layout" svg:width="0.203cm" svg:height="0.353cm" svg:x="3.556cm" svg:y="2.674cm" svg:viewBox="0 0 204 354" svg:d="M204 101c0-33-9-101-60-101-68 0-144 139-144 252 0 47 15 102 59 102 70 0 145-142 145-253zM53 169c7-31 17-72 38-106 13-25 31-52 53-52 25 0 27 32 27 60 0 24-3 49-15 98zM151 185c-6 22-16 65-35 100-16 33-35 58-57 58-16 0-27-15-27-61 0-20 4-49 16-97z">
            <text:p/>
          </draw:path>
        </draw:g>
        <draw:line draw:style-name="gr3" draw:text-style-name="P3" draw:layer="layout" svg:x1="6.1cm" svg:y1="0.4cm" svg:x2="2.556cm" svg:y2="3.25cm">
          <text:p/>
        </draw:line>
        <draw:line draw:style-name="gr6" draw:text-style-name="P3" draw:layer="layout" svg:x1="2.569cm" svg:y1="0.307cm" svg:x2="2.569cm" svg:y2="3.248cm">
          <text:p/>
        </draw:line>
        <draw:line draw:style-name="gr6" draw:text-style-name="P3" draw:layer="layout" svg:x1="0.5cm" svg:y1="5.319cm" svg:x2="2.579cm" svg:y2="3.24cm">
          <text:p/>
        </draw:line>
        <draw:line draw:style-name="gr6" draw:text-style-name="P3" draw:layer="layout" svg:x1="10.561cm" svg:y1="3.25cm" svg:x2="2.561cm" svg:y2="3.25cm">
          <text:p/>
        </draw:line>
        <dr3d:scene draw:style-name="gr7" svg:width="0.751cm" svg:height="0.35cm" svg:x="2.19cm" svg:y="3.07cm" dr3d:transform="matrix (-1.83697019872103E-016 -1 0 1 -1.83697019872103E-016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3d:scene draw:style-name="gr7" svg:width="0.751cm" svg:height="0.35cm" svg:x="4.191cm" svg:y="3.07cm" dr3d:transform="matrix (-1.83697019872103E-016 -1 0 1 -1.83697019872103E-016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3d:scene draw:style-name="gr7" svg:width="0.751cm" svg:height="0.35cm" svg:x="7.792cm" svg:y="3.07cm" dr3d:transform="matrix (-1.83697019872103E-016 -1 0 1 -1.83697019872103E-016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g>
          <svg:title>TexMaths</svg:title>
          <svg:desc>12§display§z_o§svg§600§FALSE§</svg:desc>
          <draw:polygon draw:style-name="gr5" draw:text-style-name="P5" draw:layer="layout" svg:width="0.361cm" svg:height="0.243cm" svg:x="2.403cm" svg:y="3.514cm" svg:viewBox="0 0 362 244" draw:points="181,244 0,244 0,0 362,0 362,244">
            <text:p/>
          </draw:polygon>
          <draw:path draw:style-name="gr2" draw:text-style-name="P2" draw:layer="layout" svg:width="0.179cm" svg:height="0.191cm" svg:x="2.421cm" svg:y="3.508cm" svg:viewBox="0 0 180 192" svg:d="M38 152c23-25 35-35 50-48 0 0 27-23 43-39 40-39 49-59 49-61 0-4-4-4-5-4-3 0-4 1-6 5-12 20-22 27-32 27s-15-7-22-14c-7-9-15-18-29-18-31 0-51 39-51 48 0 3 1 5 5 5 3 0 4-2 5-5 9-19 33-19 37-19 8 0 16 3 27 6 16 6 21 6 32 6-15 18-51 49-59 56l-39 35c-29 28-43 53-43 56 0 4 4 4 5 4 4 0 5-1 7-6 10-14 23-26 36-26 10 0 13 4 25 16 7 9 14 16 27 16 42 0 66-54 66-65 0-2-2-4-5-4-4 0-4 2-5 4-11 28-38 36-51 36-9 0-17-2-25-5-15-6-21-8-30-8-1 0-8 0-12 2z">
            <text:p/>
          </draw:path>
          <draw:path draw:style-name="gr2" draw:text-style-name="P2" draw:layer="layout" svg:width="0.138cm" svg:height="0.133cm" svg:x="2.617cm" svg:y="3.628cm" svg:viewBox="0 0 139 134" svg:d="M139 52c0-33-24-52-54-52-44 0-85 41-85 81 0 30 22 53 54 53 43 0 85-39 85-82zM55 126c-16 0-30-10-30-33 0-12 6-41 17-58 13-19 30-26 43-26 17 0 30 10 30 32 0 7-4 37-16 58-12 17-30 27-44 27z">
            <text:p/>
          </draw:path>
        </draw:g>
        <draw:g>
          <svg:title>TexMaths</svg:title>
          <svg:desc>12§display§z_1§svg§600§FALSE§</svg:desc>
          <draw:polygon draw:style-name="gr5" draw:text-style-name="P5" draw:layer="layout" svg:width="0.363cm" svg:height="0.244cm" svg:x="4.403cm" svg:y="3.515cm" svg:viewBox="0 0 364 245" draw:points="182,245 0,245 0,0 364,0 364,245">
            <text:p/>
          </draw:polygon>
          <draw:path draw:style-name="gr2" draw:text-style-name="P2" draw:layer="layout" svg:width="0.179cm" svg:height="0.191cm" svg:x="4.421cm" svg:y="3.509cm" svg:viewBox="0 0 180 192" svg:d="M38 153c23-25 35-36 50-49 0 0 27-23 43-39 40-39 49-59 49-61 0-4-4-4-5-4-3 0-4 1-6 5-12 20-22 27-32 27s-15-7-22-14c-7-9-15-18-29-18-31 0-51 39-51 48 0 3 1 5 5 5 3 0 4-2 5-5 9-19 33-19 37-19 8 0 16 3 27 6 16 6 21 6 32 6-15 19-51 49-59 56l-39 36c-29 28-43 53-43 55 0 4 4 4 5 4 4 0 5-1 7-5 10-15 23-26 36-26 10 0 13 3 25 16 7 9 14 15 27 15 42 0 66-54 66-65 0-2-2-4-5-4s-4 2-5 5c-11 28-38 35-51 35-9 0-17-1-25-4-15-6-21-8-30-8-1 0-8 0-12 2z">
            <text:p/>
          </draw:path>
          <draw:path draw:style-name="gr2" draw:text-style-name="P2" draw:layer="layout" svg:width="0.108cm" svg:height="0.196cm" svg:x="4.631cm" svg:y="3.563cm" svg:viewBox="0 0 109 197" svg:d="M67 9c0-9-1-9-8-9-20 18-47 19-59 19v11c7 0 27 0 43-9v152c0 10 0 14-30 14h-11v10c6 0 42-1 53-1 9 0 47 1 54 1v-10h-12c-30 0-30-4-30-14z">
            <text:p/>
          </draw:path>
        </draw:g>
        <draw:g>
          <svg:title>TexMaths</svg:title>
          <svg:desc>12§display§z_{n-1}§svg§600§FALSE§</svg:desc>
          <draw:polygon draw:style-name="gr5" draw:text-style-name="P5" draw:layer="layout" svg:width="0.833cm" svg:height="0.279cm" svg:x="7.803cm" svg:y="3.516cm" svg:viewBox="0 0 834 280" draw:points="417,280 0,280 0,0 834,0 834,280">
            <text:p/>
          </draw:polygon>
          <draw:path draw:style-name="gr2" draw:text-style-name="P2" draw:layer="layout" svg:width="0.178cm" svg:height="0.191cm" svg:x="7.821cm" svg:y="3.51cm" svg:viewBox="0 0 179 192" svg:d="M38 153c23-25 35-36 50-49 0 0 27-23 43-39 40-39 48-59 48-61 0-4-3-4-4-4-3 0-4 1-6 5-13 20-22 27-32 27s-15-7-22-14c-8-9-15-18-29-18-31 0-51 39-51 48 0 3 1 5 5 5 3 0 4-2 5-5 9-19 33-19 37-19 8 0 16 3 26 6 17 6 22 6 33 6-15 19-51 49-59 56l-39 35c-29 28-43 53-43 56 0 4 4 4 5 4 4 0 5-1 7-6 10-14 23-26 36-26 10 0 13 4 25 17 7 8 14 15 27 15 42 0 66-54 66-65 0-2-2-4-5-4-4 0-5 2-6 5-10 27-37 35-50 35-9 0-17-2-25-5-15-5-21-7-30-7-1 0-8 0-12 2z">
            <text:p/>
          </draw:path>
          <draw:path draw:style-name="gr2" draw:text-style-name="P2" draw:layer="layout" svg:width="0.18cm" svg:height="0.133cm" svg:x="8.012cm" svg:y="3.63cm" svg:viewBox="0 0 181 134" svg:d="M22 112c-1 4-3 12-3 13 0 6 6 9 11 9s9-3 11-6c1-3 4-13 5-19 2-5 5-19 7-26s4-14 5-21c3-12 3-14 12-26s22-27 45-27c17 0 17 14 17 20 0 18-12 51-17 63-4 9-5 12-5 16 0 16 14 26 28 26 30 0 43-41 43-46 0-4-3-4-4-4-4 0-5 2-6 6-7 23-19 36-32 36-6 0-7-4-7-11s1-10 7-24c3-9 16-40 16-57 0-29-24-34-39-34-25 0-41 15-50 27-3-20-20-27-31-27-14 0-21 10-24 16-7 11-11 28-11 29 0 4 4 4 5 4 5 0 5-1 7-9 4-17 10-31 22-31 7 0 9 5 9 14 0 6-3 16-5 25-2 8-4 20-6 26z">
            <text:p/>
          </draw:path>
          <draw:path draw:style-name="gr2" draw:text-style-name="P2" draw:layer="layout" svg:width="0.2cm" svg:height="0.014cm" svg:x="8.238cm" svg:y="3.679cm" svg:viewBox="0 0 201 15" svg:d="M189 15c4 0 12 0 12-7 0-8-7-8-12-8h-177c-5 0-12 0-12 8 0 7 7 7 12 7z">
            <text:p/>
          </draw:path>
          <draw:path draw:style-name="gr2" draw:text-style-name="P2" draw:layer="layout" svg:width="0.107cm" svg:height="0.196cm" svg:x="8.501cm" svg:y="3.564cm" svg:viewBox="0 0 108 197" svg:d="M67 9c0-9-1-9-8-9-20 18-47 19-59 19v11c7 0 27 0 43-9v152c0 9 0 13-30 13h-11v11c6 0 42-1 53-1 9 0 47 1 53 1v-11h-11c-30 0-30-4-30-13z">
            <text:p/>
          </draw:path>
        </draw:g>
        <draw:g>
          <svg:title>TexMaths</svg:title>
          <svg:desc>16§display§\ldots§svg§600§FALSE§</svg:desc>
          <draw:polygon draw:style-name="gr5" draw:text-style-name="P5" draw:layer="layout" svg:width="0.655cm" svg:height="0.059cm" svg:x="7.205cm" svg:y="2.099cm" svg:viewBox="0 0 656 60" draw:points="328,60 0,60 0,0 656,0 656,60">
            <text:p/>
          </draw:polygon>
          <draw:path draw:style-name="gr2" draw:text-style-name="P2" draw:layer="layout" svg:width="0.061cm" svg:height="0.06cm" svg:x="7.254cm" svg:y="2.099cm" svg:viewBox="0 0 62 61" svg:d="M62 31c0-17-15-31-31-31-17 0-31 14-31 31 0 16 14 30 31 30 16 0 31-14 31-30z">
            <text:p/>
          </draw:path>
          <draw:path draw:style-name="gr2" draw:text-style-name="P2" draw:layer="layout" svg:width="0.061cm" svg:height="0.06cm" svg:x="7.504cm" svg:y="2.099cm" svg:viewBox="0 0 62 61" svg:d="M62 31c0-17-15-31-31-31-17 0-31 14-31 31 0 16 14 30 31 30 16 0 31-14 31-30z">
            <text:p/>
          </draw:path>
          <draw:path draw:style-name="gr2" draw:text-style-name="P2" draw:layer="layout" svg:width="0.061cm" svg:height="0.06cm" svg:x="7.752cm" svg:y="2.099cm" svg:viewBox="0 0 62 61" svg:d="M62 31c0-17-15-31-31-31-17 0-31 14-31 31 0 16 14 30 31 30 16 0 31-14 31-3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4T16:02:04.048525085</dc:date>
    <meta:editing-duration>PT1H29M28S</meta:editing-duration>
    <meta:editing-cycles>23</meta:editing-cycles>
    <meta:generator>LibreOffice/5.3.3.2$Linux_X86_64 LibreOffice_project/30m0$Build-2</meta:generator>
    <meta:document-statistic meta:object-count="47"/>
  </office:meta>
</office:document-meta>
</file>